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in" fo:margin-left="0.0007in" fo:margin-top="0in" fo:margin-bottom="0in" table:align="left" style:writing-mode="lr-tb"/>
    </style:style>
    <style:style style:name="Table1.A" style:family="table-column">
      <style:table-column-properties style:column-width="0.4319in"/>
    </style:style>
    <style:style style:name="Table1.B" style:family="table-column">
      <style:table-column-properties style:column-width="3.2181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0.75pt solid #666666" fo:border-right="0.75pt solid #666666" fo:border-top="none" fo:border-bottom="0.75pt solid #666666"/>
    </style:style>
    <style:style style:name="Table1.A7" style:family="table-cell">
      <style:table-cell-properties fo:padding-left="0.0049in" fo:padding-right="0.0049in" fo:padding-top="0in" fo:padding-bottom="0in" fo:border-left="0.75pt solid #666666" fo:border-right="0.75pt solid #666666" fo:border-top="none" fo:border-bottom="0.75pt solid #666666"/>
    </style:style>
    <style:style style:name="Table1.B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493in" fo:margin-left="0.0007in" fo:margin-top="0in" fo:margin-bottom="0in" table:align="left" fo:background-color="transparent" style:may-break-between-rows="false" style:writing-mode="lr-tb">
        <style:background-image/>
      </style:table-properties>
    </style:style>
    <style:style style:name="Table2.A" style:family="table-column">
      <style:table-column-properties style:column-width="0.434in"/>
    </style:style>
    <style:style style:name="Table2.B" style:family="table-column">
      <style:table-column-properties style:column-width="0.8563in"/>
    </style:style>
    <style:style style:name="Table2.C" style:family="table-column">
      <style:table-column-properties style:column-width="0.7819in"/>
    </style:style>
    <style:style style:name="Table2.D" style:family="table-column">
      <style:table-column-properties style:column-width="0.8479in"/>
    </style:style>
    <style:style style:name="Table2.E" style:family="table-column">
      <style:table-column-properties style:column-width="0.7292in"/>
    </style:style>
    <style:style style:name="Table2.1" style:family="table-row">
      <style:table-row-properties fo:keep-together="auto"/>
    </style:style>
    <style:style style:name="Table2.A1" style:family="table-cell">
      <style:table-cell-properties fo:background-color="#b2b2b2" fo:padding-left="0.0049in" fo:padding-right="0.0049in" fo:padding-top="0in" fo:padding-bottom="0in" fo:border="0.75pt solid #666666">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padding-left="0.0049in" fo:padding-right="0.0049in" fo:padding-top="0in" fo:padding-bottom="0in" fo:border-left="0.75pt solid #666666" fo:border-right="none" fo:border-top="none" fo:border-bottom="0.75pt solid #666666"/>
    </style:style>
    <style:style style:name="Table2.B2" style:family="table-cell">
      <style:table-cell-properties fo:padding-left="0.0049in" fo:padding-right="0.0049in" fo:padding-top="0in" fo:padding-bottom="0in" fo:border-left="0.75pt solid #666666" fo:border-right="0.75pt solid #666666" fo:border-top="none" fo:border-bottom="0.75pt solid #666666"/>
    </style:style>
    <style:style style:name="Table2.C2" style:family="table-cell">
      <style:table-cell-properties fo:padding-left="0.0049in" fo:padding-right="0.0049in" fo:padding-top="0in" fo:padding-bottom="0in" fo:border-left="none" fo:border-right="0.75pt solid #666666" fo:border-top="none" fo:border-bottom="0.75pt solid #666666"/>
    </style:style>
    <style:style style:name="Table2.D2" style:family="table-cell">
      <style:table-cell-properties fo:padding-left="0.0049in" fo:padding-right="0.0049in" fo:padding-top="0in" fo:padding-bottom="0in" fo:border-left="none" fo:border-right="0.75pt solid #666666" fo:border-top="none" fo:border-bottom="0.75pt solid #666666"/>
    </style:style>
    <style:style style:name="Table2.E2" style:family="table-cell">
      <style:table-cell-properties fo:padding-left="0.0049in" fo:padding-right="0.0049in" fo:padding-top="0in" fo:padding-bottom="0in" fo:border-left="0.75pt solid #666666" fo:border-right="0.75pt solid #666666" fo:border-top="none" fo:border-bottom="0.75pt solid #666666"/>
    </style:style>
    <style:style style:name="Table2.A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2.B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2.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2.A4" style:family="table-cell">
      <style:table-cell-properties fo:padding-left="0.0049in" fo:padding-right="0.0049in" fo:padding-top="0in" fo:padding-bottom="0in" fo:border-left="0.75pt solid #666666" fo:border-right="none" fo:border-top="none" fo:border-bottom="0.75pt solid #666666"/>
    </style:style>
    <style:style style:name="Table2.B4" style:family="table-cell">
      <style:table-cell-properties fo:padding-left="0.0049in" fo:padding-right="0.0049in" fo:padding-top="0in" fo:padding-bottom="0in" fo:border-left="0.75pt solid #666666" fo:border-right="0.75pt solid #666666" fo:border-top="none" fo:border-bottom="0.75pt solid #666666"/>
    </style:style>
    <style:style style:name="Table2.C4" style:family="table-cell">
      <style:table-cell-properties fo:padding-left="0.0049in" fo:padding-right="0.0049in" fo:padding-top="0in" fo:padding-bottom="0in" fo:border-left="none" fo:border-right="0.75pt solid #666666" fo:border-top="none" fo:border-bottom="0.75pt solid #666666"/>
    </style:style>
    <style:style style:name="Table2.D4" style:family="table-cell">
      <style:table-cell-properties fo:padding-left="0.0049in" fo:padding-right="0.0049in" fo:padding-top="0in" fo:padding-bottom="0in" fo:border-left="none" fo:border-right="0.75pt solid #666666" fo:border-top="none" fo:border-bottom="0.75pt solid #666666"/>
    </style:style>
    <style:style style:name="Table2.E4" style:family="table-cell">
      <style:table-cell-properties fo:padding-left="0.0049in" fo:padding-right="0.0049in" fo:padding-top="0in" fo:padding-bottom="0in" fo:border-left="0.75pt solid #666666" fo:border-right="0.75pt solid #666666" fo:border-top="none" fo:border-bottom="0.75pt solid #666666"/>
    </style:style>
    <style:style style:name="Table2.A6" style:family="table-cell">
      <style:table-cell-properties fo:padding-left="0.0049in" fo:padding-right="0.0049in" fo:padding-top="0in" fo:padding-bottom="0in" fo:border-left="0.75pt solid #666666" fo:border-right="none" fo:border-top="none" fo:border-bottom="0.75pt solid #666666"/>
    </style:style>
    <style:style style:name="Table2.B6" style:family="table-cell">
      <style:table-cell-properties fo:padding-left="0.0049in" fo:padding-right="0.0049in" fo:padding-top="0in" fo:padding-bottom="0in" fo:border-left="0.75pt solid #666666" fo:border-right="0.75pt solid #666666" fo:border-top="none" fo:border-bottom="0.75pt solid #666666"/>
    </style:style>
    <style:style style:name="Table2.C6" style:family="table-cell">
      <style:table-cell-properties fo:padding-left="0.0049in" fo:padding-right="0.0049in" fo:padding-top="0in" fo:padding-bottom="0in" fo:border-left="none" fo:border-right="0.75pt solid #666666" fo:border-top="none" fo:border-bottom="0.75pt solid #666666"/>
    </style:style>
    <style:style style:name="Table2.D6" style:family="table-cell">
      <style:table-cell-properties fo:padding-left="0.0049in" fo:padding-right="0.0049in" fo:padding-top="0in" fo:padding-bottom="0in" fo:border-left="none" fo:border-right="0.75pt solid #666666" fo:border-top="none" fo:border-bottom="0.75pt solid #666666"/>
    </style:style>
    <style:style style:name="Table2.E6" style:family="table-cell">
      <style:table-cell-properties fo:padding-left="0.0049in" fo:padding-right="0.0049in" fo:padding-top="0in" fo:padding-bottom="0in" fo:border-left="0.75pt solid #666666" fo:border-right="0.75pt solid #666666" fo:border-top="none" fo:border-bottom="0.75pt solid #666666"/>
    </style:style>
    <style:style style:name="Table2.A8" style:family="table-cell">
      <style:table-cell-properties fo:padding-left="0.0049in" fo:padding-right="0.0049in" fo:padding-top="0in" fo:padding-bottom="0in" fo:border-left="0.75pt solid #666666" fo:border-right="none" fo:border-top="none" fo:border-bottom="0.75pt solid #666666"/>
    </style:style>
    <style:style style:name="Table2.B8" style:family="table-cell">
      <style:table-cell-properties fo:padding-left="0.0049in" fo:padding-right="0.0049in" fo:padding-top="0in" fo:padding-bottom="0in" fo:border-left="0.75pt solid #666666" fo:border-right="0.75pt solid #666666" fo:border-top="none" fo:border-bottom="0.75pt solid #666666"/>
    </style:style>
    <style:style style:name="Table2.C8" style:family="table-cell">
      <style:table-cell-properties fo:padding-left="0.0049in" fo:padding-right="0.0049in" fo:padding-top="0in" fo:padding-bottom="0in" fo:border-left="none" fo:border-right="0.75pt solid #666666" fo:border-top="none" fo:border-bottom="0.75pt solid #666666"/>
    </style:style>
    <style:style style:name="Table2.D8" style:family="table-cell">
      <style:table-cell-properties fo:padding-left="0.0049in" fo:padding-right="0.0049in" fo:padding-top="0in" fo:padding-bottom="0in" fo:border-left="none" fo:border-right="0.75pt solid #666666" fo:border-top="none" fo:border-bottom="0.75pt solid #666666"/>
    </style:style>
    <style:style style:name="Table2.E8" style:family="table-cell">
      <style:table-cell-properties fo:padding-left="0.0049in" fo:padding-right="0.0049in" fo:padding-top="0in" fo:padding-bottom="0in" fo:border-left="0.75pt solid #666666" fo:border-right="0.75pt solid #666666" fo:border-top="none" fo:border-bottom="0.75pt solid #666666"/>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size="24pt" style:font-size-asian="24pt" style:font-size-complex="24pt"/>
    </style:style>
    <style:style style:name="P4" style:family="paragraph" style:parent-style-name="Exalted">
      <style:text-properties fo:font-weight="bold" style:font-weight-asian="bold"/>
    </style:style>
    <style:style style:name="P5" style:family="paragraph" style:parent-style-name="Exalted">
      <style:paragraph-properties fo:margin-left="0in" fo:margin-right="0in" fo:text-indent="0in" style:auto-text-indent="false"/>
      <style:text-properties fo:font-weight="bold" style:font-weight-asian="bold"/>
    </style:style>
    <style:style style:name="P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8"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9" style:family="paragraph" style:parent-style-name="Table_20_Heading">
      <style:paragraph-properties fo:margin-top="0.0402in" fo:margin-bottom="0.0799in" style:contextual-spacing="false" fo:orphans="0" fo:widows="0"/>
    </style:style>
    <style:style style:name="P10"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1" style:family="paragraph" style:parent-style-name="Exalted" style:list-style-name="Exalted_20_Center_20_Dot"/>
    <style:style style:name="P12" style:family="paragraph" style:parent-style-name="Exalted" style:list-style-name="Exalt_20_Dot">
      <style:text-properties fo:font-weight="bold" officeooo:rsid="0022d796" officeooo:paragraph-rsid="0022d796" style:font-weight-asian="bold" style:font-weight-complex="bold"/>
    </style:style>
    <style:style style:name="P13" style:family="paragraph" style:parent-style-name="Exalted">
      <style:text-properties officeooo:paragraph-rsid="001f67ae"/>
    </style:style>
    <style:style style:name="P14" style:family="paragraph" style:parent-style-name="Exalted">
      <style:text-properties officeooo:rsid="0022d796" officeooo:paragraph-rsid="0022d796"/>
    </style:style>
    <style:style style:name="P15" style:family="paragraph" style:parent-style-name="Exalted" style:list-style-name="Exalt_20_Dot">
      <style:text-properties officeooo:paragraph-rsid="0022d796"/>
    </style:style>
    <style:style style:name="P16" style:family="paragraph" style:parent-style-name="Exalted" style:list-style-name="Exalt_20_Dot">
      <style:text-properties officeooo:paragraph-rsid="00262d72"/>
    </style:style>
    <style:style style:name="P17" style:family="paragraph" style:parent-style-name="Exalted">
      <style:text-properties officeooo:rsid="0027c427" officeooo:paragraph-rsid="0027c427"/>
    </style:style>
    <style:style style:name="P18" style:family="paragraph" style:parent-style-name="Exalted" style:list-style-name="Exalted_20_Center_20_Dot">
      <style:paragraph-properties fo:margin-top="0in" fo:margin-bottom="0in" style:contextual-spacing="false"/>
    </style:style>
    <style:style style:name="P19" style:family="paragraph" style:parent-style-name="Exalted" style:list-style-name="Exalted_20_Center_20_Dot">
      <style:paragraph-properties fo:margin-top="0in" fo:margin-bottom="0.0799in" style:contextual-spacing="false"/>
    </style:style>
    <style:style style:name="P20" style:family="paragraph" style:parent-style-name="Exalted">
      <style:paragraph-properties fo:margin-left="0in" fo:margin-right="0in" fo:text-indent="0in" style:auto-text-indent="false"/>
    </style:style>
    <style:style style:name="P21" style:family="paragraph" style:parent-style-name="Exalted">
      <style:paragraph-properties fo:margin-left="0in" fo:margin-right="0in" fo:text-indent="0in" style:auto-text-indent="false"/>
      <style:text-properties officeooo:paragraph-rsid="0022a0b8"/>
    </style:style>
    <style:style style:name="P22" style:family="paragraph" style:parent-style-name="Exalted">
      <style:paragraph-properties fo:margin-left="0in" fo:margin-right="0in" fo:text-indent="0in" style:auto-text-indent="false"/>
      <style:text-properties officeooo:rsid="0023e787" officeooo:paragraph-rsid="0023e787"/>
    </style:style>
    <style:style style:name="P23"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size="10pt" fo:language="en" fo:country="none" fo:font-weight="bold" officeooo:rsid="0023e787" officeooo:paragraph-rsid="0023e787"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24" style:family="paragraph" style:parent-style-name="Exalted">
      <style:paragraph-properties fo:margin-top="0in" fo:margin-bottom="0.139in" style:contextual-spacing="false" fo:line-height="100%" fo:text-align="start" style:justify-single-word="false" fo:orphans="0" fo:widows="0"/>
      <style:text-properties style:use-window-font-color="true" loext:opacity="0%" style:font-name="Times New Roman" fo:font-size="10pt" fo:language="en" fo:country="none" officeooo:rsid="0023e787" officeooo:paragraph-rsid="0023e787"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Heading_20_3">
      <style:text-properties officeooo:rsid="001f67ae"/>
    </style:style>
    <style:style style:name="P26" style:family="paragraph" style:parent-style-name="Heading_20_3">
      <style:text-properties officeooo:paragraph-rsid="001f67ae"/>
    </style:style>
    <style:style style:name="P2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103e6" officeooo:paragraph-rsid="002103e6"/>
    </style:style>
    <style:style style:name="P3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officeooo:rsid="001f67ae"/>
    </style:style>
    <style:style style:name="T5" style:family="text">
      <style:text-properties officeooo:rsid="001fc191"/>
    </style:style>
    <style:style style:name="T6" style:family="text">
      <style:text-properties style:use-window-font-color="true" loext:opacity="0%" style:font-name="Times New Roman" fo:font-size="10pt" fo:language="en" fo:country="none"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 style:family="text">
      <style:text-properties style:use-window-font-color="true" loext:opacity="0%" style:font-name="Times New Roman" fo:font-size="10pt" fo:language="en" fo:country="none" fo:font-weight="bold" officeooo:rsid="0022d79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 style:family="text">
      <style:text-properties style:use-window-font-color="true" loext:opacity="0%" style:font-name="Times New Roman" fo:font-size="10pt" fo:language="en" fo:country="none" fo:font-weight="bold" officeooo:rsid="00262d7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2103e6"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officeooo:rsid="0022d796"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officeooo:rsid="0022a0b8"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23e787"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 style:family="text">
      <style:text-properties style:use-window-font-color="true" loext:opacity="0%" style:font-name="Times New Roman" fo:font-size="10pt" fo:language="en" fo:country="none" fo:font-weight="normal" officeooo:rsid="0022d79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 style:family="text">
      <style:text-properties style:use-window-font-color="true" loext:opacity="0%" style:font-name="Times New Roman" fo:font-size="10pt" fo:language="en" fo:country="none" fo:font-weight="normal" officeooo:rsid="0023e7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 style:family="text">
      <style:text-properties style:use-window-font-color="true" loext:opacity="0%" style:font-name="Times New Roman" fo:font-size="10pt" fo:language="en" fo:country="none" fo:font-weight="normal" officeooo:rsid="00262d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9" style:family="text">
      <style:text-properties style:use-window-font-color="true" loext:opacity="0%" style:font-name="Times New Roman" fo:font-size="10pt" fo:language="en" fo:country="none" fo:font-style="italic" officeooo:rsid="0022a0b8"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20" style:family="text">
      <style:text-properties style:use-window-font-color="true" loext:opacity="0%" style:font-name="Times New Roman" fo:font-size="10pt" fo:language="en" fo:country="none" fo:font-style="italic" officeooo:rsid="00242bc3" style:letter-kerning="false" style:font-name-asian="Spectral1" style:font-size-asian="10pt" style:language-asian="zh" style:country-asian="CN" style:font-style-asian="italic"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 style:family="text">
      <style:text-properties style:use-window-font-color="true" loext:opacity="0%" style:font-name="Times New Roman" fo:font-size="10pt" fo:language="en" fo:country="none" fo:font-style="normal" officeooo:rsid="0022a0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3" style:family="text">
      <style:text-properties fo:font-style="normal" style:font-style-asian="normal" style:font-style-complex="normal"/>
    </style:style>
    <style:style style:name="T24" style:family="text">
      <style:text-properties officeooo:rsid="0022d796"/>
    </style:style>
    <style:style style:name="T25" style:family="text">
      <style:text-properties officeooo:rsid="0023e787"/>
    </style:style>
    <style:style style:name="T26" style:family="text">
      <style:text-properties officeooo:rsid="00242bc3"/>
    </style:style>
    <style:style style:name="T27" style:family="text">
      <style:text-properties officeooo:rsid="00262d72"/>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Projects</text:h>
      <text:p text:style-name="P3"/>
      <text:section text:style-name="Sect1" text:name="TextSection">
        <text:p text:style-name="Exalted">From waging a campaign to spreading a mercantile Guild to infiltrating and converting a spy network, to building a grand Manse, sometimes the Exalted want to do long-reaching, large-scale endeavors that are best handled through a broad-stroking brush.</text:p>
        <text:p text:style-name="Exalted">All characters can perform projects, and the nature of the project is informed by their abilities. Social characters interact with masses of people to form networks; martial characters can train and inform troops; crafter characters can create tools, manses, artifacts.</text:p>
        <text:h text:style-name="Heading_20_2" text:outline-level="2">Resources</text:h>
        <text:p text:style-name="Exalted">Projects require a certain number of <text:span text:style-name="T1">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Exalted">Much like XP, The Storyteller should periodically award RES to the players. However, unlike XP, RES should be more based on events within the campaign, such as recovering materials from a lost manse, gaining the workforce of a thankful village, etc.</text:p>
        <text:h text:style-name="Heading_20_3" text:outline-level="3">Keystone Resource</text:h>
        <text:p text:style-name="Exalted">Larger and more ambitious projects will require certain Keystone to complete. This can range from needing a General to command an army to requiring a significant amount of <text:span text:style-name="T2">magical materials,</text:span> such as Orichalcum or Moonsilver.</text:p>
        <text:p text:style-name="Exalted">Keystone Resources are things that Players must <text:span text:style-name="T2">seek out</text:span>, which may spawn scenes, or even an entire Story!</text:p>
        <text:h text:style-name="Heading_20_3" text:outline-level="3">Converting Resources</text:h>
        <text:p text:style-name="Exalted">Due to the generalized nature of Projects, the source of RES does not always match the application of them. It is simply assumed as part of the Project that RES is converted into the most applicable asset, based on a series of complicated trades and "off-screen" character activities: recovered gems could grease the eye of a noble, allowing for backroom deals that allow military training of civilians, for example. <text:s/>In general, this is all <text:span text:style-name="T2">assumed</text:span> to have happened, and does not need attention drawn to it. <text:s/></text:p>
        <text:p text:style-name="Exalted">In essence: RES is universally transitive.</text:p>
        <text:p text:style-name="Exalted">One caveat is that the completion of a Project must be <text:span text:style-name="T2">possible</text:span>, given the time and circumstances of the characters. A militia cannot suddenly appear in the middle of the abandoned wilds simply because the player finally got enough RES after this session.</text:p>
        <text:h text:style-name="Heading_20_3" text:outline-level="3">Pooling Resources</text:h>
        <text:p text:style-name="Exalted">Players may freely transfer and give RES to other characters, should they so choose.</text:p>
        <text:h text:style-name="Heading_20_2" text:outline-level="2">The Right Tool for the Job</text:h>
        <text:p text:style-name="Exalted">[[You need to choose an ability you are working off of.</text:p>
        <text:p text:style-name="Exalted">The project you are undertaking must be justified in what you are doing. You are socializing to make a spy network, crafting to outfit an army, doing a sorcerous working to raise manses.</text:p>
        <text:p text:style-name="Exalted">Anything that doesn’t match can’t be done.]]</text:p>
        <text:h text:style-name="Heading_20_3" text:outline-level="3">Gaining/Improving Merits</text:h>
        <text:p text:style-name="Exalted"><text:span text:style-name="T1">Projects </text:span>can be a way for characters to gain or improve Merits. For example, the character might decide to recruit <text:span text:style-name="T2">Followers</text:span>, establish a network of <text:span text:style-name="T2">Contacts</text:span>, or make an <text:span text:style-name="T2">Artifact</text:span>.</text:p>
        <text:p text:style-name="Exalted">Common Sense, and the Storyteller's approval, should be applied when gaining or improving a merit. People generally don't simply just grow <text:span text:style-name="T2">Extra Limbs</text:span> out of the blue...unless they are in the deepest recesses of the Wyld.</text:p>
        <text:p text:style-name="Exalted">If a character is <text:span text:style-name="T2">improving</text:span> a Merit to a higher rating, they pay the <text:span text:style-name="T2">difference </text:span>in RES, Keystones, and time between the ratings. For example, improving <text:span text:style-name="T2">Contacts </text:span>from Rating 1 to Rating 2 would be the difference between a Minor and Basic Project: 4 RES and 6 days.</text:p>
        <text:h text:style-name="Heading_20_2" text:outline-level="2">Obstruction Rolls <text:s text:c="3"/></text:h>
        <text:p text:style-name="Exalted">All projects, save Basic Projects, will have at least one Obstruction Roll. These are events that pop up during the Project that can potentially derail, complicate, or even aid in the project.</text:p>
        <text:p text:style-name="Exalted">If a Project requires multiple Obstruction rolls, it should be spaced out roughly evenly across the lifespan of the project.</text:p>
        <text:p text:style-name="Exalted">For each Obstruction Roll, the player should roll a single d10:</text:p>
        <table:table table:name="Table1" table:style-name="Table1">
          <table:table-column table:style-name="Table1.A"/>
          <table:table-column table:style-name="Table1.B"/>
          <table:table-row table:style-name="Table1.1">
            <table:table-cell table:style-name="Table1.A1" table:number-columns-spanned="2" office:value-type="string">
              <text:p text:style-name="P8">Roll 1d10</text:p>
            </table:table-cell>
            <table:covered-table-cell/>
          </table:table-row>
          <table:table-row table:style-name="Table1.1">
            <table:table-cell table:style-name="Table1.A2" office:value-type="string">
              <text:p text:style-name="P8"><text:s/></text:p>
            </table:table-cell>
            <table:table-cell table:style-name="Table1.B2" office:value-type="string">
              <text:p text:style-name="P9">Result </text:p>
            </table:table-cell>
          </table:table-row>
          <table:table-row table:style-name="Table1.1">
            <table:table-cell table:style-name="Table1.A3" office:value-type="string">
              <text:p text:style-name="P6">10</text:p>
            </table:table-cell>
            <table:table-cell table:style-name="Table1.A3" office:value-type="string">
              <text:p text:style-name="P7"><text:span text:style-name="T1">Critical Success:</text:span> Everything has seemingly clicked into place, providing an extra benefit.</text:p>
            </table:table-cell>
          </table:table-row>
          <table:table-row table:style-name="Table1.1">
            <table:table-cell table:style-name="Table1.A4" office:value-type="string">
              <text:p text:style-name="P6">7-9</text:p>
            </table:table-cell>
            <table:table-cell table:style-name="Table1.B4" office:value-type="string">
              <text:p text:style-name="P7">Everything is proceeding exactly as planned.</text:p>
            </table:table-cell>
          </table:table-row>
          <table:table-row table:style-name="Table1.1">
            <table:table-cell table:style-name="Table1.A3" office:value-type="string">
              <text:p text:style-name="P6">4-6</text:p>
            </table:table-cell>
            <table:table-cell table:style-name="Table1.A3" office:value-type="string">
              <text:p text:style-name="P7">An <text:span text:style-name="T1">Oddity </text:span>has developed and the Exalt's direct attention is requested.</text:p>
            </table:table-cell>
          </table:table-row>
          <table:table-row table:style-name="Table1.1">
            <table:table-cell table:style-name="Table1.A6" office:value-type="string">
              <text:p text:style-name="P6">2-3</text:p>
            </table:table-cell>
            <table:table-cell table:style-name="Table1.B6" office:value-type="string">
              <text:p text:style-name="P7"><text:span text:style-name="T1">Problem:</text:span> Something of great import has happened, and requires your direct attention</text:p>
            </table:table-cell>
          </table:table-row>
          <table:table-row table:style-name="Table1.1">
            <table:table-cell table:style-name="Table1.A7" office:value-type="string">
              <text:p text:style-name="P7">1</text:p>
            </table:table-cell>
            <table:table-cell table:style-name="Table1.B7" office:value-type="string">
              <text:p text:style-name="P7"><text:span text:style-name="T1">Major Problem</text:span>: The project is in <text:span text:style-name="T2">dire straits</text:span>, and will collapse if not attended to right now!</text:p>
            </table:table-cell>
          </table:table-row>
        </table:table>
        <text:p text:style-name="Exalted"/>
        <text:h text:style-name="Heading_20_3" text:outline-level="3">Critical Success</text:h>
        <text:p text:style-name="Exalted">[[ Examples of extra benefits that can happen]]</text:p>
        <text:h text:style-name="Heading_20_3" text:outline-level="3">Oddities </text:h>
        <text:p text:style-name="Exalted">Oddities are events that, while unexpected, are not directly harmful to the completion of the project. They could potentially <text:soft-page-break/>be a boon, even, but require direct attention of the Exalt to resolve.</text:p>
        <text:list xml:id="list1709194521" text:style-name="Exalted_20_Center_20_Dot">
          <text:list-item>
            <text:p text:style-name="P18">Beastmen have heard of your militia, and wish to join. Current members are uneasy and do not wish them to without your input.</text:p>
          </text:list-item>
          <text:list-item>
            <text:p text:style-name="P18">Your cult desires a clarification on one of your rules: currently one of the members is in violation of the technical aspects of the law, but not the spirit.</text:p>
          </text:list-item>
          <text:list-item>
            <text:p text:style-name="P11">The magical materials to create your artifact were slightly flawed, leading to a variance in essence flow. It might lead to a new and unintended strange power.</text:p>
          </text:list-item>
        </text:list>
        <text:h text:style-name="Heading_20_3" text:outline-level="3">Problems <text:s text:c="3"/></text:h>
        <text:p text:style-name="Exalted">Problems, if not dealt with, will set back the Project.</text:p>
        <text:list xml:id="list230011141275423" text:continue-numbering="true" text:style-name="Exalted_20_Center_20_Dot">
          <text:list-item>
            <text:p text:style-name="P18">A spy has not returned on time. You know they are not simply late.</text:p>
          </text:list-item>
          <text:list-item>
            <text:p text:style-name="P18">Loss of a minor cache of resources. A spirit has started to disrupt the village.</text:p>
          </text:list-item>
          <text:list-item>
            <text:p text:style-name="P18">An explosion rocked your campsite.</text:p>
          </text:list-item>
          <text:list-item>
            <text:p text:style-name="P18">Supply lines are being disrupted.</text:p>
          </text:list-item>
          <text:list-item>
            <text:p text:style-name="P11">Rumors of the Wyld hunt are near your border, but are unproven.</text:p>
          </text:list-item>
        </text:list>
        <text:h text:style-name="Heading_20_3" text:outline-level="3">Major Problem</text:h>
        <text:p text:style-name="Exalted">A Major Problem will derail the entire project if not dealt with.</text:p>
        <text:list xml:id="list230012317736828" text:continue-numbering="true" text:style-name="Exalted_20_Center_20_Dot">
          <text:list-item>
            <text:p text:style-name="P18">Your workers have split into two different groups, on the brink of a civil war.</text:p>
          </text:list-item>
          <text:list-item>
            <text:p text:style-name="P18">There seems to be an element inside your organization actively and effectively disrupting your society.</text:p>
          </text:list-item>
          <text:list-item>
            <text:p text:style-name="P11">One of the magical materials was corrupted with Vitriol, and has started to speak the demon-tongue of Malfeas.</text:p>
          </text:list-item>
        </text:list>
        <text:h text:style-name="Heading_20_2" text:outline-level="2">Resolving Obstructions</text:h>
        <text:p text:style-name="Exalted">Oddities and Problems can usually be handled with a short scene with the Player explaining how the character handles the situation.</text:p>
        <text:p text:style-name="Exalted">Major Problems, on the other hand, usually take at least a full scene, and potentially an entire session to resolve.</text:p>
        <text:h text:style-name="Heading_20_2" text:outline-level="2">Cost</text:h>
        <text:p text:style-name="Exalted">The total <text:span text:style-name="T1">Cost</text:span> of a Project is equivalent to the Base cost, multiplied by the sum of any opposition.</text:p>
        <text:p text:style-name="Exalted">You must have a base score in the related Ability to start a Project.</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8">Project Scale</text:p>
            </table:table-cell>
            <table:covered-table-cell/>
            <table:covered-table-cell/>
            <table:covered-table-cell/>
            <table:covered-table-cell/>
          </table:table-row>
          <table:table-row table:style-name="Table2.2">
            <table:table-cell table:style-name="Table2.A2" office:value-type="string">
              <text:p text:style-name="Table_20_Heading">Scale</text:p>
            </table:table-cell>
            <table:table-cell table:style-name="Table2.B2" office:value-type="string">
              <text:p text:style-name="Table_20_Heading"><text:span text:style-name="T6">Resource</text:span> Cost</text:p>
            </table:table-cell>
            <table:table-cell table:style-name="Table2.C2" office:value-type="string">
              <text:p text:style-name="Table_20_Heading">Obstruction </text:p>
              <text:p text:style-name="Table_20_Heading">Rolls</text:p>
            </table:table-cell>
            <table:table-cell table:style-name="Table2.D2" office:value-type="string">
              <text:p text:style-name="Table_20_Heading">Required Ability Score</text:p>
            </table:table-cell>
            <table:table-cell table:style-name="Table2.E2" office:value-type="string">
              <text:p text:style-name="Table_20_Heading">Affects Population</text:p>
            </table:table-cell>
          </table:table-row>
          <table:table-row table:style-name="Table2.1">
            <table:table-cell table:style-name="Table2.A3" office:value-type="string">
              <text:p text:style-name="P29">0</text:p>
            </table:table-cell>
            <table:table-cell table:style-name="Table2.B3" office:value-type="string">
              <text:p text:style-name="P6">1</text:p>
            </table:table-cell>
            <table:table-cell table:style-name="Table2.C3" office:value-type="string">
              <text:p text:style-name="P7">0</text:p>
            </table:table-cell>
            <table:table-cell table:style-name="Table2.C3" office:value-type="string">
              <text:p text:style-name="P7">1</text:p>
            </table:table-cell>
            <table:table-cell table:style-name="Table2.B3" office:value-type="string">
              <text:p text:style-name="P7">Hamlet</text:p>
            </table:table-cell>
          </table:table-row>
          <table:table-row table:style-name="Table2.1">
            <table:table-cell table:style-name="Table2.A4" office:value-type="string">
              <text:p text:style-name="P7">1</text:p>
            </table:table-cell>
            <table:table-cell table:style-name="Table2.B4" office:value-type="string">
              <text:p text:style-name="P6">2</text:p>
            </table:table-cell>
            <table:table-cell table:style-name="Table2.C4" office:value-type="string">
              <text:p text:style-name="P7">1</text:p>
            </table:table-cell>
            <table:table-cell table:style-name="Table2.D4" office:value-type="string">
              <text:p text:style-name="P7">1</text:p>
            </table:table-cell>
            <table:table-cell table:style-name="Table2.E4" office:value-type="string">
              <text:p text:style-name="P7">Village</text:p>
            </table:table-cell>
          </table:table-row>
          <table:table-row table:style-name="Table2.1">
            <table:table-cell table:style-name="Table2.A3" office:value-type="string">
              <text:p text:style-name="P7">2</text:p>
            </table:table-cell>
            <table:table-cell table:style-name="Table2.B3" office:value-type="string">
              <text:p text:style-name="P6">5</text:p>
            </table:table-cell>
            <table:table-cell table:style-name="Table2.C3" office:value-type="string">
              <text:p text:style-name="P7">1</text:p>
            </table:table-cell>
            <table:table-cell table:style-name="Table2.C3" office:value-type="string">
              <text:p text:style-name="P7">2</text:p>
            </table:table-cell>
            <table:table-cell table:style-name="Table2.B3" office:value-type="string">
              <text:p text:style-name="P7">Town</text:p>
            </table:table-cell>
          </table:table-row>
          <table:table-row table:style-name="Table2.1">
            <table:table-cell table:style-name="Table2.A6" office:value-type="string">
              <text:p text:style-name="P7">3</text:p>
            </table:table-cell>
            <table:table-cell table:style-name="Table2.B6" office:value-type="string">
              <text:p text:style-name="P6">10</text:p>
            </table:table-cell>
            <table:table-cell table:style-name="Table2.C6" office:value-type="string">
              <text:p text:style-name="P7">2</text:p>
            </table:table-cell>
            <table:table-cell table:style-name="Table2.D6" office:value-type="string">
              <text:p text:style-name="P7">3</text:p>
            </table:table-cell>
            <table:table-cell table:style-name="Table2.E6" office:value-type="string">
              <text:p text:style-name="P7">City</text:p>
            </table:table-cell>
          </table:table-row>
          <table:table-row table:style-name="Table2.1">
            <table:table-cell table:style-name="Table2.A3" office:value-type="string">
              <text:p text:style-name="P7">4</text:p>
            </table:table-cell>
            <table:table-cell table:style-name="Table2.B3" office:value-type="string">
              <text:p text:style-name="P6">20 (1Key)</text:p>
            </table:table-cell>
            <table:table-cell table:style-name="Table2.C3" office:value-type="string">
              <text:p text:style-name="P7">2</text:p>
            </table:table-cell>
            <table:table-cell table:style-name="Table2.C3" office:value-type="string">
              <text:p text:style-name="P7">4</text:p>
            </table:table-cell>
            <table:table-cell table:style-name="Table2.B3" office:value-type="string">
              <text:p text:style-name="P7">Prefecture</text:p>
            </table:table-cell>
          </table:table-row>
          <table:table-row table:style-name="Table2.1">
            <table:table-cell table:style-name="Table2.A8" office:value-type="string">
              <text:p text:style-name="P7">5</text:p>
            </table:table-cell>
            <table:table-cell table:style-name="Table2.B8" office:value-type="string">
              <text:p text:style-name="P7">50 (2Key)</text:p>
            </table:table-cell>
            <table:table-cell table:style-name="Table2.C8" office:value-type="string">
              <text:p text:style-name="P7">3</text:p>
            </table:table-cell>
            <table:table-cell table:style-name="Table2.D8" office:value-type="string">
              <text:p text:style-name="P7">5</text:p>
            </table:table-cell>
            <table:table-cell table:style-name="Table2.E8" office:value-type="string">
              <text:p text:style-name="P7">Province</text:p>
            </table:table-cell>
          </table:table-row>
        </table:table>
        <text:p text:style-name="Exalted"/>
        <text:h text:style-name="P26" text:outline-level="3">Repairing <text:span text:style-name="T4">or Altering Projects</text:span></text:h>
        <text:p text:style-name="P13"><text:span text:style-name="T4">Some Projects </text:span><text:span text:style-name="T5">focus on altering an existing aspect of the world—such as repairing a great Manse or taking an existing network of people and converting </text:span><text:span text:style-name="T24">them to work for </text:span><text:span text:style-name="T11">you.</text:span></text:p>
        <text:p text:style-name="P14"><text:span text:style-name="T9">Since much of the work has been done already, these types of Projects will be </text:span><text:span text:style-name="T18">reduced in scale</text:span><text:span text:style-name="T21">, depending on the severity of the repairs or changes needed to be made.</text:span></text:p>
        <text:list xml:id="list3822730638" text:style-name="Exalt_20_Dot">
          <text:list-item>
            <text:p text:style-name="P15"><text:span text:style-name="T7">Minor</text:span><text:span text:style-name="T15"> <text:s/>(-2 to Scale). The repairs and/or changes needed to be made are significant enough to warrent attention, but will not consume the Character endlessly.</text:span></text:p>
          </text:list-item>
          <text:list-item>
            <text:p text:style-name="P12"><text:span text:style-name="T9">Major</text:span><text:span text:style-name="T14"> (-1 to Scale). There is significant damage or resi</text:span><text:span text:style-name="T16">tance to your changes.</text:span></text:p>
          </text:list-item>
          <text:list-item>
            <text:p text:style-name="P16"><text:span text:style-name="T8">Monumental</text:span><text:span text:style-name="T16"> (-</text:span><text:span text:style-name="T17">0</text:span><text:span text:style-name="T16"> to Scale). </text:span><text:span text:style-name="T17">It would be the same amount of effort to repair and or alter the Project as it would be to create a new one from the ground up.</text:span></text:p>
          </text:list-item>
        </text:list>
        <text:p text:style-name="P17"><text:span text:style-name="T17">T</text:span><text:span text:style-name="T14">his cannot decrease the Scale below 0.</text:span></text:p>
        <text:p text:style-name="Exalted_20_Example"><text:span text:style-name="T25">T</text:span>here’s a Size 3 Assassin ne<text:span text:style-name="T25">twork the Eclipse </text:span><text:span text:style-name="T26">Caste has recently become the leader of. Being a pacifist, he wants them to stop killing and convert into simply a network of Spys. There is enough internal resistance to this command that he must make a Minor Alteration Project (</text:span><text:span text:style-name="T20">Base 3, -2) and so it becomes a Scale 1 Project.</text:span></text:p>
        <table:table table:name="Table3" table:style-name="Table3">
          <table:table-column table:style-name="Table3.A"/>
          <table:table-row table:style-name="Table3.1">
            <table:table-cell table:style-name="Table3.A1" office:value-type="string">
              <text:p text:style-name="P23">Altering Existing Projects</text:p>
              <text:p text:style-name="P24">You can’t alter a Project if someone else <text:span text:style-name="T3">currently</text:span><text:span text:style-name="T23"> owns it. You would first have to depose the current leader of a Spy Network and </text:span><text:span text:style-name="T3">then</text:span><text:span text:style-name="T23"> take over the leaderless network as your own.</text:span></text:p>
            </table:table-cell>
          </table:table-row>
        </table:table>
        <text:h text:style-name="Heading_20_3" text:outline-level="3">Opposing Modifiers</text:h>
        <text:p text:style-name="P20">When making a change on the world, sometimes the world pushes back. <text:s/>Modifiers will <text:span text:style-name="T10">multiply</text:span> the Resource cost of the Project.</text:p>
        <text:p text:style-name="P22">Opposition Modifiers are typically <text:span text:style-name="T3">active</text:span></text:p>
        <text:p text:style-name="P21"><text:span text:style-name="T12">If there are any Powers or effects that modifies the Resource cost, first resolve those and </text:span><text:span text:style-name="T19">then</text:span><text:span text:style-name="T22"> apply this multiplier. </text:span></text:p>
        <text:p text:style-name="P5">x2 <text:s/>- Significant</text:p>
        <text:list xml:id="list230011254911683" text:continue-list="list230012317736828" text:style-name="Exalted_20_Center_20_Dot">
          <text:list-item>
            <text:p text:style-name="P18">Results in a minor, but permanent supernatural force.</text:p>
            <text:list>
              <text:list-item>
                <text:p text:style-name="P18"><text:soft-page-break/>Crafting a well that supernaturally purifies water and is never empty.</text:p>
              </text:list-item>
            </text:list>
          </text:list-item>
          <text:list-item>
            <text:p text:style-name="P18">Change is <text:span text:style-name="T2">directly </text:span>opposed by powerful entities, ranging from mortal nations to other Exalted.</text:p>
            <text:list>
              <text:list-item>
                <text:p text:style-name="P11">Getting a Spy network loyal to a Solar costs more in the Realm than it does the Hundred Kingdoms.</text:p>
              </text:list-item>
            </text:list>
          </text:list-item>
        </text:list>
        <text:p text:style-name="P4">x4</text:p>
        <text:list xml:id="list230012328877171" text:continue-numbering="true" text:style-name="Exalted_20_Center_20_Dot">
          <text:list-item>
            <text:p text:style-name="P18">Results in a permanent, significant supernatural force.</text:p>
            <text:list>
              <text:list-item>
                <text:p text:style-name="P18">Something that will constantly mutate those it interacts with.</text:p>
              </text:list-item>
            </text:list>
          </text:list-item>
          <text:list-item>
            <text:p text:style-name="P11">Opposed by powerful forces, such as the Deep Wyld, Gods, or a High-Level Exalted.</text:p>
          </text:list-item>
        </text:list>
        <text:h text:style-name="P25" text:outline-level="3"/>
        <text:p text:style-name="Exalted">Example Projects:</text:p>
        <text:list xml:id="list230012133604743" text:continue-numbering="true" text:style-name="Exalted_20_Center_20_Dot">
          <text:list-item>
            <text:p text:style-name="P18">Arming Militia </text:p>
          </text:list-item>
          <text:list-item>
            <text:p text:style-name="P18">Repairing a burned down village </text:p>
          </text:list-item>
          <text:list-item>
            <text:p text:style-name="P18">Establishing a spy network</text:p>
          </text:list-item>
          <text:list-item>
            <text:p text:style-name="P18">Repairing a manse</text:p>
          </text:list-item>
          <text:list-item>
            <text:p text:style-name="P18">Establishing trade </text:p>
          </text:list-item>
          <text:list-item>
            <text:p text:style-name="P19">Creating a mans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7T23:00:10.920000000</dc:date>
    <meta:editing-cycles>17</meta:editing-cycles>
    <dc:title>Projects</dc:title>
    <meta:editing-duration>PT45M46S</meta:editing-duration>
    <meta:generator>LibreOffice/7.0.3.1$Windows_X86_64 LibreOffice_project/d7547858d014d4cf69878db179d326fc3483e082</meta:generator>
    <dc:creator>Samuel Smith</dc:creator>
    <meta:document-statistic meta:table-count="3" meta:image-count="0" meta:object-count="0" meta:page-count="3" meta:paragraph-count="136" meta:word-count="1491" meta:character-count="8643" meta:non-whitespace-character-count="7294"/>
  </office:meta>
</office:document-meta>
</file>